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ApplicationDao.application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dapApplicationDao.getEntryObject( Object extra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dapApplicationDao.has( String app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dapApplicationDao.rename( Application app , String new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dapApplicationDao.load( String app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dapApplicationDao.modify( String appName , ModificationItem [ ] mo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dapApplicationDao.LdapApplicationDao( DirContext ctx , PermissionDao permissionDao , RoleDao roleDao , ProfileDao profileDa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LdapApplicationDao.delete( Application appli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LdapApplicationDao.deleteEntry( String rd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ApplicationDao.getRelativeDn( String ap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ApplicationDao.add( String appName , String description , String userPasswo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